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ceb15" officeooo:paragraph-rsid="001ceb15"/>
    </style:style>
    <style:style style:name="P2" style:family="paragraph" style:parent-style-name="Standard">
      <style:text-properties fo:font-size="20pt" fo:font-weight="bold" officeooo:rsid="001ceb15" officeooo:paragraph-rsid="001ceb15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officeooo:rsid="001ceb15" officeooo:paragraph-rsid="001ceb15" style:font-size-asian="14pt" style:font-size-complex="14pt"/>
    </style:style>
    <style:style style:name="P4" style:family="paragraph" style:parent-style-name="Standard">
      <style:text-properties fo:font-size="14pt" officeooo:paragraph-rsid="001ceb15" style:font-size-asian="14pt" style:font-size-complex="14pt"/>
    </style:style>
    <style:style style:name="P5" style:family="paragraph" style:parent-style-name="Standard">
      <style:text-properties fo:font-size="14pt" fo:language="en" fo:country="US" officeooo:rsid="001ceb15" officeooo:paragraph-rsid="001ceb15" style:font-size-asian="14pt" style:font-size-complex="14pt"/>
    </style:style>
    <style:style style:name="P6" style:family="paragraph" style:parent-style-name="Standard">
      <style:text-properties fo:font-size="14pt" fo:language="ru" fo:country="RU" officeooo:rsid="001ceb15" officeooo:paragraph-rsid="001ceb15" style:font-size-asian="14pt" style:font-size-complex="14pt"/>
    </style:style>
    <style:style style:name="P7" style:family="paragraph" style:parent-style-name="Standard">
      <style:text-properties officeooo:paragraph-rsid="001ceb15"/>
    </style:style>
    <style:style style:name="P8" style:family="paragraph" style:parent-style-name="Standard">
      <style:text-properties fo:font-size="16pt" fo:font-weight="bold" officeooo:rsid="001e6577" officeooo:paragraph-rsid="001e6577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4pt" fo:font-weight="bold" officeooo:rsid="001e6577" officeooo:paragraph-rsid="001e6577" style:font-size-asian="12.25pt" style:font-weight-asian="bold" style:font-size-complex="14pt" style:font-weight-complex="bold"/>
    </style:style>
    <style:style style:name="P10" style:family="paragraph" style:parent-style-name="Standard">
      <style:text-properties officeooo:paragraph-rsid="001e6577"/>
    </style:style>
    <style:style style:name="P11" style:family="paragraph" style:parent-style-name="Standard">
      <style:text-properties fo:font-size="20pt" fo:font-weight="bold" officeooo:rsid="001e6577" officeooo:paragraph-rsid="001e6577" style:font-size-asian="20pt" style:font-weight-asian="bold" style:font-size-complex="20pt" style:font-weight-complex="bold"/>
    </style:style>
    <style:style style:name="T1" style:family="text">
      <style:text-properties officeooo:rsid="001ceb1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ceb15"/>
    </style:style>
    <style:style style:name="T4" style:family="text">
      <style:text-properties fo:language="en" fo:country="US" fo:font-weight="bold" officeooo:rsid="001ceb15" style:font-weight-asian="bold" style:font-weight-complex="bold"/>
    </style:style>
    <style:style style:name="T5" style:family="text">
      <style:text-properties fo:language="en" fo:country="US" officeooo:rsid="001e6577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ceb15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ceb15" style:font-weight-asian="bold" style:font-weight-complex="bold"/>
    </style:style>
    <style:style style:name="T12" style:family="text">
      <style:text-properties fo:font-size="14pt" fo:language="ru" fo:country="RU" fo:font-weight="bold" officeooo:rsid="001ceb15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ceb15" style:font-size-asian="14pt" style:font-size-complex="14pt"/>
    </style:style>
    <style:style style:name="T15" style:family="text">
      <style:text-properties fo:font-size="14pt" fo:font-weight="normal" officeooo:rsid="001e6577" style:font-size-asian="12.25pt" style:font-weight-asian="normal" style:font-size-complex="14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e657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оект на <text:span text:style-name="T2">PyGame</text:span></text:p>
      <text:p text:style-name="P1"/>
      <text:p text:style-name="P3"><text:span text:style-name="T10">1.</text:span> Название проекта: <text:span text:style-name="T5">Skier</text:span>.</text:p>
      <text:p text:style-name="P4"><text:span text:style-name="T11">2.</text:span><text:span text:style-name="T1"> </text:span>Предметная область: <text:span text:style-name="T1">и</text:span>нтегрированный.</text:p>
      <text:p text:style-name="P4"><text:span text:style-name="T4">3.</text:span><text:span text:style-name="T3"> </text:span>Вид проекта по характеру деятельности: <text:span text:style-name="T8">с</text:span>оциальный.</text:p>
      <text:p text:style-name="P3"><text:span text:style-name="T10">4.</text:span> Проблемы проекта: создание бесконечного игрового поля.</text:p>
      <text:p text:style-name="P3"><text:span text:style-name="T10">5.</text:span> Предмет исследования: работа с пакетом <text:span text:style-name="T2">PyGame</text:span></text:p>
      <text:p text:style-name="P3"><text:s text:c="4"/>Объект исследования: пакет <text:span text:style-name="T2">PyGame.</text:span></text:p>
      <text:p text:style-name="P5"><text:span text:style-name="T10">6.</text:span> <text:span text:style-name="T7">Цель проекта: создание игры на основе пакета </text:span>PyGame.</text:p>
      <text:p text:style-name="P6"><text:span text:style-name="T10">7.</text:span> Задачи проекта: изучить возможности пакета <text:span text:style-name="T2">PyGame, </text:span>разработать игру на основе этого пакета, закрепить свои знания в изучении <text:span text:style-name="T2">PyGame </text:span>и <text:span text:style-name="T2">Python </text:span>в целом.</text:p>
      <text:p text:style-name="P6"><text:span text:style-name="T10">8.</text:span> Актуальность: этот проект будет довольно актуален, т. к. простые игры в стиле раннера нравятся людям.</text:p>
      <text:p text:style-name="P6"><text:span text:style-name="T10">9.</text:span> Краткое описание: 2<text:span text:style-name="T2">D</text:span> игра, в стиле раннера, с бесконечным полем и небольшими препятствиями, с постоянным увеличением сложности.</text:p>
      <text:p text:style-name="P7"><text:span text:style-name="T12">10. </text:span><text:span text:style-name="T13">Способ представления результата: </text:span><text:span text:style-name="T14">презентация и видео.</text:span></text:p>
      <text:p text:style-name="P7"><text:span text:style-name="T14"/></text:p>
      <text:p text:style-name="P7"><text:span text:style-name="T14"/></text:p>
      <text:p text:style-name="P11">Техническое задание (ТЗ)</text:p>
      <text:p text:style-name="P8"/>
      <text:p text:style-name="P9">1.<text:span text:style-name="T16"> Наименование программы: </text:span><text:span text:style-name="T9">Горнолыжник.</text:span></text:p>
      <text:p text:style-name="P9">2. <text:span text:style-name="T16">Назначение: игра предназначена для любого возраста, чтобы чем то себя занять во время ожидания и насладиться процессом игры.</text:span></text:p>
      <text:p text:style-name="P9"><text:span text:style-name="T16"><text:s text:c="4"/>Программа представляет из себя 2</text:span><text:span text:style-name="T6">D </text:span><text:span text:style-name="T9">игру, в которой вы побудете в роли горнолыжника, спускающегося со склона и объезжающего деревья попутно собирая флажки. Процесс игры постепенно усложняется путем увеличения скорости лыжника. Цель игры — набрать как можно больше очков, которые даются за прохождение дистанции и собирание флажков.</text:span></text:p>
      <text:p text:style-name="P9">3. <text:span text:style-name="T16">Требования к программе:</text:span></text:p>
      <text:p text:style-name="P9"><text:span text:style-name="T16"><text:s text:c="4"/>1) Наличие счёта, чтобы был некий интерес к игре в плане получения наибольшего количества очков.</text:span></text:p>
      <text:p text:style-name="P9"><text:span text:style-name="T16"><text:s text:c="4"/>2) Бесконечное поле</text:span></text:p>
      <text:p text:style-name="P9"><text:span text:style-name="T16"><text:s text:c="4"/>3) Красивые спрайты и графика</text:span></text:p>
      <text:p text:style-name="P9"><text:span text:style-name="T16"><text:s text:c="4"/></text:span><text:span text:style-name="T16">4) Звук (музыка или звук во время того, как игрок задевает какой либо объект)</text:span></text:p>
      <text:p text:style-name="P9"><text:span text:style-name="T16"><text:s text:c="4"/>5) Понятное управление</text:span></text:p>
      <text:p text:style-name="P9"><text:span text:style-name="T16"><text:s text:c="4"/>6) Постепенное усложнение</text:span></text:p>
      <text:p text:style-name="P9"><text:span text:style-name="T16"><text:s text:c="4"/>7) Меню</text:span></text:p>
      <text:p text:style-name="P9">4. <text:span text:style-name="T16">Этапы разработки:</text:span></text:p>
      <text:p text:style-name="Standard"><text:s text:c="4"/><text:span text:style-name="T17"><text:s text:c="2"/></text:span><text:span text:style-name="T15">1) Разработка ТЗ</text:span></text:p>
      <text:p text:style-name="Standard"><text:span text:style-name="T15"><text:s text:c="5"/>2) Разработка программы</text:span></text:p>
      <text:p text:style-name="P10"><text:span text:style-name="T15"><text:s text:c="5"/>3) Испытание программы </text:span></text:p>
      <text:p text:style-name="P9">5. <text:span text:style-name="T16">Сроки: с 18 января 2024 по 29 января 2024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21:14:14.196000000</meta:creation-date>
    <dc:date>2024-01-17T20:43:41.360000000</dc:date>
    <meta:editing-duration>PT54M17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29" meta:word-count="251" meta:character-count="1770" meta:non-whitespace-character-count="1494"/>
  </office:meta>
</office:document-meta>
</file>